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0pt" style:font-size-asian="10pt" style:font-size-complex="10pt"/>
    </style:style>
    <style:style style:name="P3" style:family="paragraph" style:parent-style-name="Text_20_body">
      <style:paragraph-properties fo:margin-top="0.423cm" fo:margin-bottom="0.212cm"/>
    </style:style>
    <style:style style:name="P4" style:family="paragraph" style:parent-style-name="Standard" style:list-style-name="L3">
      <style:paragraph-properties fo:text-align="justify" style:justify-single-word="false"/>
      <style:text-properties fo:font-size="10pt" style:font-size-asian="10pt" style:font-size-complex="10pt"/>
    </style:style>
    <style:style style:name="P5" style:family="paragraph" style:parent-style-name="Standard" style:list-style-name="L3">
      <style:paragraph-properties fo:text-align="justify" style:justify-single-word="false"/>
      <style:text-properties fo:font-size="15pt"/>
    </style:style>
    <style:style style:name="P6" style:family="paragraph" style:parent-style-name="Standard">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Heading_20_1" style:list-style-name="L1">
      <style:text-properties fo:font-size="12pt" fo:language="es" fo:country="ES" style:font-size-asian="12pt" style:font-size-complex="12pt"/>
    </style:style>
    <style:style style:name="P9" style:family="paragraph" style:parent-style-name="Heading_20_1" style:list-style-name="L1">
      <style:paragraph-properties fo:margin-top="0.423cm" fo:margin-bottom="0.212cm" fo:keep-with-next="always"/>
      <style:text-properties fo:font-size="12pt" fo:language="es" fo:country="ES" style:font-size-asian="12pt" style:font-size-complex="12pt"/>
    </style:style>
    <style:style style:name="P10" style:family="paragraph" style:parent-style-name="Heading_20_1" style:list-style-name="L1">
      <style:paragraph-properties fo:margin-top="0.423cm" fo:margin-bottom="0.212cm"/>
      <style:text-properties fo:font-size="12pt" fo:language="es" fo:country="ES" style:font-size-asian="12pt" style:font-size-complex="12pt"/>
    </style:style>
    <style:style style:name="P11" style:family="paragraph" style:parent-style-name="Heading_20_1" style:list-style-name="L1">
      <style:paragraph-properties fo:margin-top="0.423cm" fo:margin-bottom="0.212cm" fo:text-align="justify" style:justify-single-word="false"/>
      <style:text-properties fo:font-size="12pt" fo:language="es" fo:country="ES" style:font-size-asian="12pt" style:font-size-complex="12pt"/>
    </style:style>
    <style:style style:name="P12" style:family="paragraph" style:parent-style-name="Text_20_body">
      <style:text-properties fo:font-size="10pt" fo:language="es" fo:country="ES" style:font-size-asian="10pt" style:font-size-complex="10pt"/>
    </style:style>
    <style:style style:name="P13" style:family="paragraph" style:parent-style-name="Text_20_body">
      <style:paragraph-properties fo:text-align="justify" style:justify-single-word="false"/>
      <style:text-properties fo:font-size="10pt" fo:language="es" fo:country="ES" style:font-size-asian="10pt" style:font-size-complex="10pt"/>
    </style:style>
    <style:style style:name="P14" style:family="paragraph" style:parent-style-name="Text_20_body" style:list-style-name="L3">
      <style:paragraph-properties fo:text-align="justify" style:justify-single-word="false"/>
      <style:text-properties fo:font-size="10pt" style:font-size-asian="10pt" style:font-size-complex="10pt"/>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3">
      <style:paragraph-properties fo:text-align="justify" style:justify-single-word="false"/>
      <style:text-properties fo:font-size="12pt" fo:language="es" fo:country="ES" style:font-size-asian="12pt" style:font-size-complex="12pt"/>
    </style:style>
    <style:style style:name="P18" style:family="paragraph" style:parent-style-name="Text_20_body" style:list-style-name="L2">
      <style:paragraph-properties fo:margin-top="0cm" fo:margin-bottom="0cm" fo:text-align="justify" style:justify-single-word="false"/>
    </style:style>
    <style:style style:name="P19" style:family="paragraph" style:parent-style-name="Text_20_body" style:list-style-name="L2">
      <style:paragraph-properties fo:margin-top="0cm" fo:margin-bottom="0cm" fo:text-align="justify" style:justify-single-word="false"/>
      <style:text-properties fo:font-size="10pt" style:font-size-asian="10pt" style:font-size-complex="10pt"/>
    </style:style>
    <style:style style:name="P20" style:family="paragraph" style:parent-style-name="Text_20_body" style:list-style-name="L1">
      <style:paragraph-properties fo:margin-top="0cm" fo:margin-bottom="0cm" fo:text-align="justify" style:justify-single-word="false"/>
      <style:text-properties fo:font-size="10pt" style:font-size-asian="10pt" style:font-size-complex="10pt"/>
    </style:style>
    <style:style style:name="P21" style:family="paragraph" style:parent-style-name="Text_20_body" style:list-style-name="L4">
      <style:paragraph-properties fo:margin-top="0.423cm" fo:margin-bottom="0.212cm"/>
      <style:text-properties fo:font-size="12pt" fo:language="es" fo:country="ES" fo:font-weight="bold" style:font-size-asian="12pt" style:font-weight-asian="bold" style:font-size-complex="12pt" style:font-weight-complex="bold"/>
    </style:style>
    <style:style style:name="P22" style:family="paragraph" style:parent-style-name="Text_20_body">
      <style:paragraph-properties fo:margin-top="0.423cm" fo:margin-bottom="0.212cm" fo:text-align="justify" style:justify-single-word="false"/>
      <style:text-properties fo:font-size="10pt" style:font-size-asian="10pt" style:font-size-complex="10pt"/>
    </style:style>
    <style:style style:name="P23" style:family="paragraph" style:parent-style-name="Text_20_body" style:list-style-name="L4">
      <style:paragraph-properties fo:margin-top="0.423cm" fo:margin-bottom="0.212cm" fo:text-align="justify" style:justify-single-word="false"/>
      <style:text-properties fo:font-size="10pt" style:font-size-asian="10pt" style:font-size-complex="10pt"/>
    </style:style>
    <style:style style:name="P24" style:family="paragraph" style:parent-style-name="Text_20_body" style:list-style-name="L4">
      <style:paragraph-properties fo:margin-top="0.423cm" fo:margin-bottom="0.212cm" fo:text-align="justify" style:justify-single-word="false"/>
      <style:text-properties fo:font-size="10pt" fo:language="es" fo:country="ES" style:font-size-asian="10pt" style:font-size-complex="10pt"/>
    </style:style>
    <style:style style:name="P25" style:family="paragraph" style:parent-style-name="Text_20_body">
      <style:paragraph-properties fo:margin-top="0.423cm" fo:margin-bottom="0.212cm" fo:text-align="justify" style:justify-single-word="false"/>
    </style:style>
    <style:style style:name="T1" style:family="text">
      <style:text-properties fo:language="es" fo:country="ES"/>
    </style:style>
    <style:style style:name="T2" style:family="text">
      <style:text-properties fo:language="es" fo:country="ES" fo:font-style="italic" fo:font-weight="bold" style:font-style-asian="italic" style:font-weight-asian="bold" style:font-style-complex="italic" style:font-weight-complex="bold"/>
    </style:style>
    <style:style style:name="T3" style:family="text">
      <style:text-properties fo:font-size="12pt" fo:language="es" fo:country="ES" style:font-size-asian="12pt" style:font-size-complex="12pt"/>
    </style:style>
    <style:style style:name="T4" style:family="text">
      <style:text-properties fo:font-size="10pt" style:font-size-asian="10pt" style:font-size-complex="10pt"/>
    </style:style>
    <style:style style:name="T5" style:family="text">
      <style:text-properties fo:font-size="10pt" fo:language="es" fo:country="ES" style:font-size-asian="10pt" style:font-size-complex="10pt"/>
    </style:style>
    <style:style style:name="T6" style:family="text">
      <style:text-properties style:font-name="serif" fo:font-size="10pt" fo:language="es" fo:country="ES" style:font-size-asian="10pt" style:font-size-complex="10pt"/>
    </style:style>
    <style:style style:name="T7" style:family="text">
      <style:text-properties style:font-name="serif" fo:font-size="10pt" style:font-size-asian="10pt" style:font-size-complex="10pt"/>
    </style:style>
    <style:style style:name="T8" style:family="text">
      <style:text-properties style:font-name="Times New Roman" fo:font-size="10pt" style:font-size-asian="10pt" style:font-size-complex="10pt"/>
    </style:style>
    <style:style style:name="T9" style:family="text">
      <style:text-properties style:text-underline-style="solid" style:text-underline-width="auto" style:text-underline-color="font-color" fo:font-weight="bold"/>
    </style:style>
    <style:style style:name="T10" style:family="text">
      <style:text-properties fo:color="#cc0000" fo:font-size="12pt" fo:language="es" fo:country="ES" fo:font-weight="bold" style:font-size-asian="12pt" style:font-size-complex="12pt"/>
    </style:style>
    <style:style style:name="T11" style:family="text">
      <style:text-properties fo:color="#cc0000" fo:font-size="10pt" fo:language="es" fo:country="ES" fo:font-weight="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01826347125370821" text:style-name="L1">
        <text:list-item>
          <text:h text:style-name="P8" text:outline-level="1">Introducción</text:h>
        </text:list-item>
      </text:list>
      <text:p text:style-name="P13">En la actualidad, es habitual encontrar en una organización diferentes aplicaciones web, cada una con sus propios usuarios y contraseñas utilizados por los miembros de la organización. </text:p>
      <text:p text:style-name="P13">Estos usuarios deben autenticarse cada vez en cada una de estas aplicaciones, siendo, desde un punto de vista lógico, <text:s/>el el mismo usuario de la organización el que está accediendo a cualquiera de las aplicaciones. Esto conlleva muchos problemas, como pérdida u olvido de la contraseña, problemas de seguridad y el aumento de costos de mantenimiento en la organización. </text:p>
      <text:p text:style-name="P13">Single Sign On (o SSO) es una solución a este problema.</text:p>
      <text:p text:style-name="P1"/>
      <text:list xml:id="list31565922" text:continue-numbering="true" text:style-name="L1">
        <text:list-item>
          <text:h text:style-name="P8" text:outline-level="1">¿Qué es un sistema SSO (Single Sign-On)?</text:h>
        </text:list-item>
      </text:list>
      <text:p text:style-name="P12"/>
      <text:p text:style-name="P2">Un sistema Single Sign-On (SSO) e<text:span text:style-name="T1">s </text:span>una arquitectura de sistemas que le permite al usuario acceder a diferentes aplicaciones con una sola validación de acceso.</text:p>
      <text:p text:style-name="P13"/>
      <text:p text:style-name="P2"><text:span text:style-name="T1">T</text:span>iene una doble utilidad:</text:p>
      <text:list xml:id="list8390886013248664908" text:style-name="L2">
        <text:list-header>
          <text:p text:style-name="P18"><text:span text:style-name="T4">a) Para los </text:span><text:span text:style-name="Strong_20_Emphasis"><text:span text:style-name="T4">usuarios</text:span></text:span><text:span text:style-name="T4"> supone la comodidad de identificarse una sola vez y mantener la sesión válida para el resto de aplicaciones que hacen uso del SSO. </text:span></text:p>
          <text:p text:style-name="P19"/>
          <text:p text:style-name="P15"><text:span text:style-name="T4">b) Para los </text:span><text:span text:style-name="Strong_20_Emphasis"><text:span text:style-name="T4">desarrolladores</text:span></text:span><text:span text:style-name="T4"> y </text:span><text:span text:style-name="Strong_20_Emphasis"><text:span text:style-name="T4">administradores</text:span></text:span><text:span text:style-name="T4"> de aplicaciones es una manera de simplificar enormemente la lógica de sus aplicaciones, al poder delegar completamente la tarea de autenticar a los usuarios a un sistema independiente de las mismas.Al integrar una nueva aplicación en el SSO no hay que preocuparse de conocer el protocolo LDAP, de configurar el servidor web para aceptar los certificados de la FNMT o de añadir soporte para DNI-e a la aplicación ya que el SSO se encarga de todo.</text:span></text:p>
        </text:list-header>
      </text:list>
      <text:p text:style-name="P6"/>
      <text:list xml:id="list31584093" text:continue-list="list31565922" text:style-name="L1">
        <text:list-item>
          <text:h text:style-name="P9" text:outline-level="1"><text:span text:style-name="T9">Enterprise single sign-on</text:span></text:h>
          <text:p text:style-name="P20">Permite conectarse a varias aplicaciones de la red que utilizan un mecanismo de autenticación común.<text:span text:style-name="T1"> Es una solución que permite simplificar el uso diario de los sistemas y aplicaciones por parte de los usuarios, simplifica la administración de credenciales y permite incrementar los niveles de seguridad. El SSO permite al usuario acceder a las aplicaciones que estén configuradas, identificándose una única vez para acceder a las aplicaciones. </text:span></text:p>
        </text:list-item>
        <text:list-item>
          <text:h text:style-name="P10" text:outline-level="1"><text:s/>Web Single Sign-on (Web SSO)</text:h>
          <text:p text:style-name="P20"><text:span text:style-name="T1">Trabaja sólo con aplicaciones y recursos accedidos vía web. Los usuarios no autenticados que tratan de acceder a un recurso, son redirigidos a un servidor de autenticación y regresan solo después de haber logrado un acceso exitoso. <text:tab/></text:span></text:p>
        </text:list-item>
      </text:list>
      <text:p text:style-name="P3"><text:span text:style-name="T3"><text:tab/></text:span><text:span text:style-name="T5">Nuestro Web SSO utiliza las tecnologías que se indican a continuación.</text:span></text:p>
      <text:list xml:id="list1003548251637091235" text:style-name="L4">
        <text:list-item>
          <text:list>
            <text:list-item>
              <text:p text:style-name="P21">SAML</text:p>
            </text:list-item>
          </text:list>
        </text:list-item>
      </text:list>
      <text:list xml:id="list7550319120343615526" text:style-name="L3">
        <text:list-header>
          <text:p text:style-name="P5"><text:span text:style-name="T6">Es un entorno basado en XML </text:span><text:span text:style-name="T4">para servicios Web que permite el intercambio de información de autorización y </text:span></text:p>
          <text:p text:style-name="P16"><text:span text:style-name="T4">autenticación entre diferentes sitios Web. </text:span></text:p>
          <text:p text:style-name="P7"><text:span text:style-name="T7">Entre las v</text:span><text:span text:style-name="T4">entajas que SAML incluye están: </text:span></text:p>
          <text:p text:style-name="P4"/>
          <text:p text:style-name="P14">- <text:s/>Es una plataforma neutral que <text:s/>abstrae el marco de la seguridad lejos de arquitecturas particulares. </text:p>
          <text:p text:style-name="P14">- <text:s/>SAML no requiere la información del usuario para ser mantenido y sincronizado entre principales. </text:p>
          <text:p text:style-name="P14">- La autentificación de SAML permiten “single sign-on” permitiendo que los usuarios se autentifiquen en un proveedor de identidad y después tengan acceso a servicios/recursos en los proveedores de servicio sin autentificación adicional. </text:p>
          <text:p text:style-name="P14"><text:soft-page-break/>- <text:s/>Costes administrativos reducidos para los proveedores de servicio.</text:p>
          <text:p text:style-name="P16"><text:span text:style-name="T8">- <text:s/>SAML puede ceder la responsabilidad de la gestión de las identidades al proveedor de identidad, que es a menudo más compatible con su modelo de negocios que el de un proveedor de servicios.</text:span><text:span text:style-name="T4"> </text:span></text:p>
          <text:p text:style-name="P17"/>
        </text:list-header>
      </text:list>
      <text:list xml:id="list31579859" text:continue-list="list1003548251637091235" text:style-name="L4">
        <text:list-item>
          <text:list>
            <text:list-item>
              <text:p text:style-name="P21">OpenAM</text:p>
              <text:p text:style-name="P23"><text:span text:style-name="T1">Para la elección de un sistema de gestión de identidades Open Source se utilizó la metodología QSOS (Qualification and Selection Open Source software ). Gracias a esta metodología, se pudo trazar y argumentar, <text:s/>de una manera objetiva, <text:s/>la selección, <text:s/>de entre varios proyectos de Software Libre, del sistema que más convenía para el Web SSO.</text:span></text:p>
              <text:p text:style-name="P23"><text:span text:style-name="T1">Finalmente, el sistema de gestión de identidades Open Source elegido fue </text:span><text:span text:style-name="T2">OpenAM</text:span><text:span text:style-name="T1"> .</text:span></text:p>
              <text:p text:style-name="P23"><text:span text:style-name="T1">OpenAM es un sistema de gestión de identidades (IdP) y de control de los accesos Open Source. </text:span></text:p>
              <text:p text:style-name="P24">OpenAM ofrece una solución centralizada que permite gestionar la autentificación de los usuarios y de los servicios, ofrecer una solución SSO entre aplicaciones, dentro de un mismo software y de una misma interfaz a través de las API y de módulos sólidos y compatibles. El beneficio es inmediato, la integración de las aplicaciones es más rápida, se autentifica de forma directa la procedencia de los usuarios, por lo que ya no necesitan recordar un gran número contraseñas. Por consiguiente, los costes de migración, sincronización e interfaz entre aplicaciones se reducen de forma considerable. </text:p>
            </text:list-item>
          </text:list>
        </text:list-item>
      </text:list>
      <text:p text:style-name="P25"/>
      <text:list xml:id="list31570929" text:continue-list="list31584093" text:style-name="L1">
        <text:list-item>
          <text:h text:style-name="P11" text:outline-level="1"><text:s/>Actualidad de Nuestro Web Single Sign-on.</text:h>
        </text:list-item>
      </text:list>
      <text:p text:style-name="P25"><text:span text:style-name="T3"><text:tab/></text:span><text:span text:style-name="T5">En la actualidad nuestro Web SSO está desplegado en alta disponibilidad con aplicaciones integradas tales <text:tab/>como AGATA, <text:s/>Catálogo de Platina, Infocor, Consigna, Correo Corporativo, Reserva de Salas de la <text:tab/>Consejería de Justicia, Red Profesional, Administración de Directorio y SAP Portal.</text:span></text:p>
      <text:p text:style-name="P22"><text:span text:style-name="T1"><text:tab/>Como ya se ha comentado anteriormente, la integración de las aplicaciones al Web SSO es fácil, poco <text:tab/>costosa y está procedimentad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DRA </meta:initial-creator>
    <meta:creation-date>2014-12-26T10:45:25.05</meta:creation-date>
    <dc:date>2015-01-19T11:40:41</dc:date>
    <dc:creator>INDRA </dc:creator>
    <meta:editing-duration>P4DT3H25M31S</meta:editing-duration>
    <meta:editing-cycles>7</meta:editing-cycles>
    <meta:generator>OpenOffice/4.0.1$Win32 OpenOffice.org_project/401m5$Build-9714</meta:generator>
    <meta:document-statistic meta:table-count="0" meta:image-count="0" meta:object-count="0" meta:page-count="2" meta:paragraph-count="31" meta:word-count="766" meta:character-count="4800"/>
  </office:meta>
</office:document-meta>
</file>